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75cm" fo:min-width="2.2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75cm" fo:min-width="3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75cm" fo:min-width="3.8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75cm" fo:min-width="2.5cm"/>
    </style:style>
    <style:style style:name="gr5" style:family="graphic" style:parent-style-name="Default_5f_1">
      <style:graphic-properties svg:stroke-color="#3465a4"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cm" svg:height="1cm" svg:x="1.7cm" svg:y="1.7cm">
          <text:p text:style-name="P1">RuleMSX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7cm" svg:height="1cm" svg:x="4.6cm" svg:y="9cm">
          <text:p text:style-name="P1">RuleSet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cm" svg:height="1cm" svg:x="4.6cm" svg:y="2.7cm">
          <text:p text:style-name="P1">DataSet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cm" svg:height="1cm" svg:x="7.5cm" svg:y="3.7cm">
          <text:p text:style-name="P1">DataSet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7cm" svg:height="1cm" svg:x="7.5cm" svg:y="10cm">
          <text:p text:style-name="P1">RuleS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2.7cm" svg:height="1cm" svg:x="4.6cm" svg:y="16.2cm">
          <text:p text:style-name="P1">Ac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2.7cm" svg:height="1cm" svg:x="7.5cm" svg:y="17.2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7cm" svg:height="1cm" svg:x="10.4cm" svg:y="4.7cm">
          <text:p text:style-name="P1">DataPoi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7cm" svg:height="1cm" svg:x="13.3cm" svg:y="5.7cm">
          <text:p text:style-name="P1">DataPoint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5cm" svg:height="1cm" svg:x="16.2cm" svg:y="6.7cm">
          <text:p text:style-name="P1">(a) DataPointSource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3cm" svg:height="1cm" svg:x="16.2cm" svg:y="7.9cm">
          <text:p text:style-name="P1">AssociatedWorkingRu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7cm" svg:height="1cm" svg:x="10.4cm" svg:y="11cm">
          <text:p text:style-name="P1">Ru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7cm" svg:height="1cm" svg:x="13.3cm" svg:y="12cm">
          <text:p text:style-name="P1">Ru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7cm" svg:height="1cm" svg:x="16.2cm" svg:y="14.2cm">
          <text:p text:style-name="P1">RuleCondi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2.7cm" svg:height="1cm" svg:x="16.2cm" svg:y="13cm">
          <text:p text:style-name="P1">RuleAc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3cm" svg:height="1cm" svg:x="19.1cm" svg:y="15.2cm">
          <text:p text:style-name="P1">(a) RuleEvalua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5cm" svg:height="1cm" svg:x="10.4cm" svg:y="18.2cm">
          <text:p text:style-name="P1">(a) ActionExecuto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05cm" svg:y1="2.7cm" svg:x2="4.6cm" svg:y2="3.2cm" draw:start-shape="id1" draw:start-glue-point="2" draw:end-shape="id2" draw:end-glue-point="3" svg:d="M3050 2700v500h1550" svg:viewBox="0 0 1551 501">
          <text:p/>
        </draw:connector>
        <draw:connector draw:style-name="gr5" draw:text-style-name="P1" draw:layer="layout" svg:x1="5.95cm" svg:y1="3.7cm" svg:x2="7.5cm" svg:y2="4.2cm" draw:start-shape="id2" draw:start-glue-point="2" draw:end-shape="id3" draw:end-glue-point="3" svg:d="M5950 3700v500h1550" svg:viewBox="0 0 1551 501">
          <text:p/>
        </draw:connector>
        <draw:connector draw:style-name="gr5" draw:text-style-name="P1" draw:layer="layout" svg:x1="8.85cm" svg:y1="4.7cm" svg:x2="10.4cm" svg:y2="5.2cm" draw:start-shape="id3" draw:start-glue-point="2" draw:end-shape="id4" draw:end-glue-point="3" svg:d="M8850 4700v500h1550" svg:viewBox="0 0 1551 501">
          <text:p/>
        </draw:connector>
        <draw:connector draw:style-name="gr5" draw:text-style-name="P1" draw:layer="layout" svg:x1="11.75cm" svg:y1="5.7cm" svg:x2="13.3cm" svg:y2="6.2cm" draw:start-shape="id4" draw:start-glue-point="2" draw:end-shape="id5" draw:end-glue-point="3" svg:d="M11750 5700v500h1550" svg:viewBox="0 0 1551 501">
          <text:p/>
        </draw:connector>
        <draw:connector draw:style-name="gr5" draw:text-style-name="P1" draw:layer="layout" svg:x1="14.65cm" svg:y1="6.7cm" svg:x2="16.2cm" svg:y2="7.2cm" draw:start-shape="id5" draw:start-glue-point="2" draw:end-shape="id6" draw:end-glue-point="3" svg:d="M14650 6700v500h1550" svg:viewBox="0 0 1551 501">
          <text:p/>
        </draw:connector>
        <draw:connector draw:style-name="gr5" draw:text-style-name="P1" draw:layer="layout" svg:x1="14.65cm" svg:y1="6.7cm" svg:x2="16.2cm" svg:y2="8.4cm" draw:start-shape="id5" draw:start-glue-point="2" draw:end-shape="id7" draw:end-glue-point="3" svg:d="M14650 6700v1700h1550" svg:viewBox="0 0 1551 1701">
          <text:p/>
        </draw:connector>
        <draw:connector draw:style-name="gr5" draw:text-style-name="P1" draw:layer="layout" svg:x1="3.05cm" svg:y1="2.7cm" svg:x2="4.6cm" svg:y2="9.5cm" draw:start-shape="id1" draw:start-glue-point="2" draw:end-shape="id8" draw:end-glue-point="3" svg:d="M3050 2700v6800h1550" svg:viewBox="0 0 1551 6801">
          <text:p/>
        </draw:connector>
        <draw:connector draw:style-name="gr5" draw:text-style-name="P1" draw:layer="layout" svg:x1="5.95cm" svg:y1="10cm" svg:x2="7.5cm" svg:y2="10.5cm" draw:start-shape="id8" draw:start-glue-point="2" draw:end-shape="id9" draw:end-glue-point="3" svg:d="M5950 10000v500h1550" svg:viewBox="0 0 1551 501">
          <text:p/>
        </draw:connector>
        <draw:connector draw:style-name="gr5" draw:text-style-name="P1" draw:layer="layout" svg:x1="8.85cm" svg:y1="11cm" svg:x2="10.4cm" svg:y2="11.5cm" draw:start-shape="id9" draw:start-glue-point="2" draw:end-shape="id10" draw:end-glue-point="3" svg:d="M8850 11000v500h1550" svg:viewBox="0 0 1551 501">
          <text:p/>
        </draw:connector>
        <draw:connector draw:style-name="gr5" draw:text-style-name="P1" draw:layer="layout" svg:x1="11.75cm" svg:y1="12cm" svg:x2="13.3cm" svg:y2="12.5cm" draw:start-shape="id10" draw:start-glue-point="2" draw:end-shape="id11" draw:end-glue-point="3" svg:d="M11750 12000v500h1550" svg:viewBox="0 0 1551 501">
          <text:p/>
        </draw:connector>
        <draw:connector draw:style-name="gr5" draw:text-style-name="P1" draw:layer="layout" svg:x1="14.65cm" svg:y1="13cm" svg:x2="16.2cm" svg:y2="13.5cm" draw:start-shape="id11" draw:start-glue-point="2" draw:end-shape="id12" draw:end-glue-point="3" svg:d="M14650 13000v500h1550" svg:viewBox="0 0 1551 501">
          <text:p/>
        </draw:connector>
        <draw:connector draw:style-name="gr5" draw:text-style-name="P1" draw:layer="layout" svg:x1="14.65cm" svg:y1="13cm" svg:x2="16.2cm" svg:y2="14.7cm" draw:start-shape="id11" draw:start-glue-point="2" draw:end-shape="id13" draw:end-glue-point="3" svg:d="M14650 13000v1700h1550" svg:viewBox="0 0 1551 1701">
          <text:p/>
        </draw:connector>
        <draw:connector draw:style-name="gr5" draw:text-style-name="P1" draw:layer="layout" svg:x1="17.55cm" svg:y1="15.2cm" svg:x2="19.1cm" svg:y2="15.7cm" draw:start-shape="id13" draw:start-glue-point="2" draw:end-shape="id14" draw:end-glue-point="3" svg:d="M17550 15200v500h1550" svg:viewBox="0 0 1551 501">
          <text:p/>
        </draw:connector>
        <draw:connector draw:style-name="gr5" draw:text-style-name="P1" draw:layer="layout" svg:x1="3.05cm" svg:y1="2.7cm" svg:x2="4.6cm" svg:y2="16.7cm" draw:start-shape="id1" draw:start-glue-point="2" draw:end-shape="id15" draw:end-glue-point="3" svg:d="M3050 2700v14000h1550" svg:viewBox="0 0 1551 14001">
          <text:p/>
        </draw:connector>
        <draw:connector draw:style-name="gr5" draw:text-style-name="P1" draw:layer="layout" svg:x1="5.95cm" svg:y1="17.2cm" svg:x2="7.5cm" svg:y2="17.7cm" draw:start-shape="id15" draw:start-glue-point="2" draw:end-shape="id16" draw:end-glue-point="3" svg:d="M5950 17200v500h1550" svg:viewBox="0 0 1551 501">
          <text:p/>
        </draw:connector>
        <draw:connector draw:style-name="gr5" draw:text-style-name="P1" draw:layer="layout" svg:x1="8.85cm" svg:y1="18.2cm" svg:x2="10.4cm" svg:y2="18.7cm" draw:start-shape="id16" draw:start-glue-point="2" draw:end-shape="id17" draw:end-glue-point="3" svg:d="M8850 18200v500h1550" svg:viewBox="0 0 155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6:38:02.729000000</meta:creation-date>
    <dc:date>2018-04-09T11:19:29.958000000</dc:date>
    <meta:editing-duration>PT15M23S</meta:editing-duration>
    <meta:editing-cycles>5</meta:editing-cycles>
    <meta:generator>LibreOffice/5.4.5.1$Windows_X86_64 LibreOffice_project/79c9829dd5d8054ec39a82dc51cd9eff340dbee8</meta:generator>
    <meta:document-statistic meta:object-count="33"/>
  </office:meta>
</office:document-meta>
</file>